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b47" officeooo:paragraph-rsid="00057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Vijay Govindarajan - Reverse Innovation - TEDxBigApple</text:p>
      <text:p text:style-name="P1"/>
      <text:p text:style-name="P1">https://www.youtube.com/watch?v=wPJAbJPcGP4</text:p>
      <text:p text:style-name="P1"/>
      <text:p text:style-name="P1">2.AAUW STEMtastics 2016 Keynote - Swetha Prabakaran, Founder and CEO of Everybody Code Now!</text:p>
      <text:p text:style-name="P1"/>
      <text:p text:style-name="P1">https://www.youtube.com/watch?v=NuRE1lNhmp8</text:p>
      <text:p text:style-name="P1"/>
      <text:p text:style-name="P1">3. Jugaad Innovation: Jaideep Prabhu at TEDxUCL</text:p>
      <text:p text:style-name="P1"/>
      <text:p text:style-name="P1">https://www.youtube.com/watch?v=LNhGbfljtq0</text:p>
      <text:p text:style-name="P1"/>
      <text:p text:style-name="P1">4. A 12-year-old app developer | Thomas Suarez</text:p>
      <text:p text:style-name="P1"/>
      <text:p text:style-name="P1">https://www.youtube.com/watch?v=Fkd9TWUtFm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01:26:37.472140844</meta:creation-date>
    <dc:date>2017-04-18T01:26:43.311005027</dc:date>
    <meta:editing-duration>PT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1" meta:character-count="413" meta:non-whitespace-character-count="380"/>
  </office:meta>
</office:document-meta>
</file>